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600000096C0EC68D0716C7760.png" manifest:media-type="image/png"/>
  <manifest:file-entry manifest:full-path="Pictures/1000020100000B4000000708540BBA4E6D0BE94A.png" manifest:media-type="image/png"/>
  <manifest:file-entry manifest:full-path="Pictures/100002010000028700000294CAC3B1C487A4DB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Adventor" svg:font-family="'TeX Gyre Adventor'" style:font-pitch="variable"/>
    <style:font-face style:name="TeX Gyre Heros" svg:font-family="'TeX Gyre Hero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0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7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08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 draw:shadow="hidden" draw:shadow-offset-x="0.071cm" draw:shadow-offset-y="0.071cm"/>
    </style:style>
    <style:style style:name="gr7" style:family="graphic" style:parent-style-name="standard">
      <style:graphic-properties svg:stroke-color="#ff3333" draw:fill-color="#ff3333" draw:textarea-horizontal-align="center" draw:textarea-vertical-align="middle" draw:auto-grow-height="false" fo:min-height="0.658cm" fo:min-width="1.652cm" fo:wrap-option="wrap" draw:shadow="hidden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1.423cm"/>
    </style:style>
    <style:style style:name="gr10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cccccc" fo:font-size="26pt"/>
    </style:style>
    <style:style style:name="P5" style:family="paragraph">
      <loext:graphic-properties draw:fill="none" draw:fill-color="#ffffff"/>
      <style:paragraph-properties fo:text-align="end"/>
      <style:text-properties fo:color="#cccccc" fo:font-size="26pt" fo:text-shadow="1pt 1pt"/>
    </style:style>
    <style:style style:name="P6" style:family="paragraph">
      <loext:graphic-properties draw:fill="none" draw:fill-color="#ffffff"/>
      <style:paragraph-properties fo:text-align="end"/>
      <style:text-properties fo:color="#cccccc" fo:font-size="36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ff3333" style:font-name="TeX Gyre Heros" fo:font-weight="bold"/>
    </style:style>
    <style:style style:name="P9" style:family="paragraph">
      <loext:graphic-properties draw:fill="none" draw:fill-color="#ffffff"/>
      <style:text-properties fo:color="#ff3333" style:font-name="TeX Gyre Heros" fo:font-size="48pt" fo:font-weight="bold" style:font-size-asian="48pt" style:font-size-complex="48pt"/>
    </style:style>
    <style:style style:name="P10" style:family="paragraph">
      <loext:graphic-properties draw:fill-color="#ff3333"/>
      <style:paragraph-properties fo:text-align="center"/>
      <style:text-properties fo:color="#ff00cc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text-properties fo:font-size="36pt" style:font-size-asian="36pt" style:font-size-complex="36pt"/>
    </style:style>
    <style:style style:name="T1" style:family="text">
      <style:text-properties fo:color="#cccccc" fo:font-size="26pt" fo:text-shadow="1pt 1pt"/>
    </style:style>
    <style:style style:name="T2" style:family="text">
      <style:text-properties fo:color="#cccccc" fo:font-size="36pt" fo:text-shadow="1pt 1pt" style:font-size-asian="24pt" style:font-size-complex="24pt"/>
    </style:style>
    <style:style style:name="T3" style:family="text">
      <style:text-properties fo:color="#ff3333" style:font-name="TeX Gyre Heros" fo:font-size="48pt" style:font-size-asian="48pt" style:font-size-complex="4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Python para Malabaristas</text:p>
          </draw:text-box>
        </draw:frame>
        <draw:frame draw:style-name="gr1" draw:text-style-name="P2" draw:layer="layout" svg:width="9cm" svg:height="0.962cm" svg:x="14.5cm" svg:y="3.4cm">
          <draw:text-box>
            <text:p>Uma introdução ao OpenCV</text:p>
          </draw:text-box>
        </draw:frame>
        <draw:frame draw:style-name="gr2" draw:text-style-name="P4" draw:layer="layout" svg:width="9.553cm" svg:height="1.28cm" svg:x="18.1cm" svg:y="19.519cm">
          <draw:text-box>
            <text:p text:style-name="P3"><text:span text:style-name="T1">Florianópolis/SC 2016</text:span></text:p>
          </draw:text-box>
        </draw:frame>
        <draw:frame draw:style-name="gr3" draw:text-style-name="P5" draw:layer="layout" svg:width="10.277cm" svg:height="1.28cm" svg:x="0.601cm" svg:y="19.515cm">
          <draw:text-box>
            <text:p text:style-name="P3"><text:span text:style-name="T1">otavio@carneiro.blog.br</text:span></text:p>
          </draw:text-box>
        </draw:frame>
        <draw:frame draw:style-name="gr4" draw:text-style-name="P6" draw:layer="layout" svg:width="6.408cm" svg:height="1.673cm" draw:transform="rotate (-0.700749694675723) translate (23.902cm -0.011cm)">
          <draw:text-box>
            <text:p text:style-name="P3"><text:span text:style-name="T2">#pybr12</text:span></text:p>
          </draw:text-box>
        </draw:frame>
        <draw:frame draw:style-name="gr5" draw:text-style-name="P7" draw:layer="layout" svg:width="12.352cm" svg:height="12.6cm" svg:x="1.648cm" svg:y="5.6cm">
          <draw:image xlink:href="Pictures/100002010000028700000294CAC3B1C487A4DB9E.png" xlink:type="simple" xlink:show="embed" xlink:actuate="onLoad">
            <text:p/>
          </draw:image>
        </draw:frame>
        <draw:frame draw:style-name="gr5" draw:text-style-name="P7" draw:layer="layout" svg:width="15.6cm" svg:height="9.75cm" draw:transform="rotate (-0.198443935951756) translate (9.906cm 8.566cm)">
          <draw:image xlink:href="Pictures/1000020100000B4000000708540BBA4E6D0BE94A.png" xlink:type="simple" xlink:show="embed" xlink:actuate="onLoad">
            <text:p/>
          </draw:image>
        </draw:frame>
        <draw:frame draw:style-name="gr6" draw:text-style-name="P9" draw:layer="layout" svg:width="4cm" svg:height="2.8cm" svg:x="20.4cm" svg:y="7.8cm">
          <draw:text-box>
            <text:p text:style-name="P8"><text:span text:style-name="T3">113</text:span></text:p>
          </draw:text-box>
        </draw:frame>
        <draw:path draw:style-name="gr7" draw:text-style-name="P10" draw:layer="layout" svg:width="1.659cm" svg:height="1.61cm" svg:x="18.2cm" svg:y="8.389cm" svg:viewBox="0 0 1660 1611" svg:d="M822 1610c-21-162-231-345-346-460-230-230-246-159-429-422-104-177-46-582 277-705 334-98 466 143 498 192 31-49 162-290 497-192 324 123 394 481 307 667-157 280-218 250-460 460-145 127-326 298-344 460zM16 0zM1626 1611z">
          <text:p/>
        </draw:path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9" draw:text-style-name="P12" draw:layer="layout" svg:width="25.48cm" svg:height="1.673cm" svg:x="2.008cm" svg:y="18.838cm">
          <draw:text-box>
            <text:p><text:span text:style-name="T4">https://github.com/</text:span><text:span text:style-name="T5">ocarneiro</text:span><text:span text:style-name="T4">/apresentacoes</text:span></text:p>
          </draw:text-box>
        </draw:frame>
        <draw:frame draw:style-name="gr10" draw:text-style-name="P1" draw:layer="layout" svg:width="1.933cm" svg:height="1.933cm" svg:x="0.299cm" svg:y="18.671cm">
          <draw:image xlink:href="Pictures/100002010000009600000096C0EC68D0716C776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Adventor" svg:font-family="'TeX Gyre Adventor'" style:font-pitch="variable"/>
    <style:font-face style:name="TeX Gyre Heros" svg:font-family="'TeX Gyre Hero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7T10:25:20.080509818</meta:creation-date>
    <dc:date>2016-06-17T11:29:46.276563785</dc:date>
    <meta:editing-duration>PT12M49S</meta:editing-duration>
    <meta:editing-cycles>5</meta:editing-cycles>
    <meta:generator>LibreOffice/5.1.2.2.0$Linux_X86_64 LibreOffice_project/10m0$Build-2</meta:generator>
    <meta:document-statistic meta:object-count="38"/>
  </office:meta>
</office:document-meta>
</file>